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de" svg:font-family="Code"/>
    <style:font-face style:name="Courier" svg:font-family="Courier, monospace"/>
    <style:font-face style:name="Lohit Devanagari1" svg:font-family="'Lohit Devanagari'"/>
    <style:font-face style:name="adelle" svg:font-family="adelle, Georgia, 'Times New Roman', serif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Times New Roman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14pt" officeooo:rsid="00028b5b" officeooo:paragraph-rsid="00028b5b" style:font-size-asian="14pt" style:font-size-complex="14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4pt" fo:font-weight="bold" officeooo:rsid="00028b5b" officeooo:paragraph-rsid="00028b5b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officeooo:paragraph-rsid="00028b5b"/>
    </style:style>
    <style:style style:name="P5" style:family="paragraph" style:parent-style-name="Preformatted_20_Text">
      <style:paragraph-properties fo:text-align="start" style:justify-single-word="false"/>
      <style:text-properties officeooo:paragraph-rsid="00029900"/>
    </style:style>
    <style:style style:name="P6" style:family="paragraph" style:parent-style-name="Preformatted_20_Text">
      <style:paragraph-properties fo:text-align="start" style:justify-single-word="false"/>
      <style:text-properties fo:font-size="10.5pt" officeooo:paragraph-rsid="00028b5b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fo:font-size="10.5pt" officeooo:paragraph-rsid="00029900" style:font-size-asian="10.5pt" style:font-size-complex="10.5pt"/>
    </style:style>
    <style:style style:name="P8" style:family="paragraph" style:parent-style-name="Preformatted_20_Text">
      <style:text-properties officeooo:paragraph-rsid="00033aa0"/>
    </style:style>
    <style:style style:name="P9" style:family="paragraph" style:parent-style-name="Preformatted_20_Text">
      <loext:graphic-properties draw:fill="solid" draw:fill-color="#eeeeee" draw:opacity="100%"/>
      <style:paragraph-properties fo:margin-left="0cm" fo:margin-right="0cm" fo:margin-top="0.265cm" fo:margin-bottom="0.265cm" loext:contextual-spacing="false" style:line-height-at-least="0.476cm" fo:orphans="2" fo:widows="2" fo:text-indent="0cm" style:auto-text-indent="false" fo:background-color="#eeeeee" fo:padding-left="0.053cm" fo:padding-right="0cm" fo:padding-top="0.053cm" fo:padding-bottom="0.053cm" fo:border-left="0.06pt solid #efeee6" fo:border-right="none" fo:border-top="0.06pt solid #efeee6" fo:border-bottom="0.06pt solid #efeee6"/>
      <style:text-properties officeooo:paragraph-rsid="00029900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029900"/>
    </style:style>
    <style:style style:name="P11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style:line-height-at-least="0.476cm" fo:orphans="2" fo:widows="2" fo:text-indent="0cm" style:auto-text-indent="false" fo:background-color="#eeeeee" fo:padding-left="0.053cm" fo:padding-right="0cm" fo:padding-top="0.053cm" fo:padding-bottom="0.053cm" fo:border-left="0.06pt solid #efeee6" fo:border-right="none" fo:border-top="0.06pt solid #efeee6" fo:border-bottom="0.06pt solid #efeee6"/>
    </style:style>
    <style:style style:name="P12" style:family="paragraph" style:parent-style-name="Preformatted_20_Text">
      <loext:graphic-properties draw:fill="solid" draw:fill-color="#eeeeee" draw:opacity="100%"/>
      <style:paragraph-properties fo:margin-left="0cm" fo:margin-right="0cm" fo:margin-top="0.064cm" fo:margin-bottom="0.064cm" loext:contextual-spacing="false" style:line-height-at-least="0.476cm" fo:orphans="2" fo:widows="2" fo:text-indent="0cm" style:auto-text-indent="false" fo:background-color="#eeeeee" fo:padding-left="0.053cm" fo:padding-right="0cm" fo:padding-top="0.053cm" fo:padding-bottom="0.053cm" fo:border-left="0.06pt solid #efeee6" fo:border-right="none" fo:border-top="0.06pt solid #efeee6" fo:border-bottom="0.06pt solid #efeee6"/>
    </style:style>
    <style:style style:name="P13" style:family="paragraph" style:parent-style-name="Preformatted_20_Text">
      <loext:graphic-properties draw:fill="solid" draw:fill-color="#eeeeee" draw:opacity="100%"/>
      <style:paragraph-properties fo:margin-top="0.064cm" fo:margin-bottom="0.064cm" loext:contextual-spacing="false" style:line-height-at-least="0.476cm" fo:orphans="2" fo:widows="2" fo:background-color="#eeeeee" fo:padding-left="0.053cm" fo:padding-right="0cm" fo:padding-top="0.053cm" fo:padding-bottom="0.053cm" fo:border-left="0.06pt solid #efeee6" fo:border-right="none" fo:border-top="0.06pt solid #efeee6" fo:border-bottom="0.06pt solid #efeee6"/>
      <style:text-properties officeooo:paragraph-rsid="00029900"/>
    </style:style>
    <style:style style:name="P14" style:family="paragraph" style:parent-style-name="Preformatted_20_Text">
      <loext:graphic-properties draw:fill="solid" draw:fill-color="#eeeeee" draw:opacity="100%"/>
      <style:paragraph-properties fo:margin-top="0.064cm" fo:margin-bottom="0.064cm" loext:contextual-spacing="false" style:line-height-at-least="0.476cm" fo:orphans="2" fo:widows="2" fo:background-color="#eeeeee" fo:padding-left="0.053cm" fo:padding-right="0cm" fo:padding-top="0.053cm" fo:padding-bottom="0.053cm" fo:border-left="0.06pt solid #efeee6" fo:border-right="none" fo:border-top="0.06pt solid #efeee6" fo:border-bottom="0.06pt solid #efeee6"/>
    </style:style>
    <style:style style:name="P15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style:line-height-at-least="0.476cm" fo:orphans="2" fo:widows="2" fo:background-color="#eeeeee" fo:padding-left="0.053cm" fo:padding-right="0cm" fo:padding-top="0.053cm" fo:padding-bottom="0.053cm" fo:border-left="0.06pt solid #efeee6" fo:border-right="none" fo:border-top="0.06pt solid #efeee6" fo:border-bottom="0.06pt solid #efeee6"/>
    </style:style>
    <style:style style:name="P16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style:line-height-at-least="0.476cm" fo:orphans="2" fo:widows="2" fo:background-color="#eeeeee" fo:padding-left="0.053cm" fo:padding-right="0cm" fo:padding-top="0.053cm" fo:padding-bottom="0.053cm" fo:border-left="0.06pt solid #efeee6" fo:border-right="none" fo:border-top="0.06pt solid #efeee6" fo:border-bottom="0.06pt solid #efeee6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Text_20_body">
      <style:text-properties officeooo:paragraph-rsid="00029900"/>
    </style:style>
    <style:style style:name="P18" style:family="paragraph" style:parent-style-name="Text_20_body">
      <style:text-properties style:font-name="Times New Roman"/>
    </style:style>
    <style:style style:name="P19" style:family="paragraph" style:parent-style-name="Text_20_body">
      <style:text-properties style:font-name="Times New Roman" fo:font-size="10pt" style:font-size-asian="10pt" style:font-size-complex="10pt"/>
    </style:style>
    <style:style style:name="P20" style:family="paragraph" style:parent-style-name="Text_20_body">
      <style:text-properties style:font-name="Times New Roman" fo:font-size="10pt" fo:font-weight="bold" officeooo:rsid="00029900" officeooo:paragraph-rsid="00029900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left="0cm" fo:margin-right="0cm" fo:margin-top="0cm" fo:margin-bottom="0.291cm" loext:contextual-spacing="false" style:line-height-at-least="0.582cm" fo:orphans="2" fo:widows="2" fo:text-indent="0cm" style:auto-text-indent="false"/>
      <style:text-properties fo:font-variant="normal" fo:text-transform="none" fo:color="#4e443c" style:font-name="Times New Roman" fo:font-size="10pt" fo:letter-spacing="normal" fo:font-style="normal" fo:font-weight="normal" style:font-size-asian="10pt" style:font-size-complex="10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2b4dc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4e443c" style:font-name="adelle" fo:font-size="10.5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Times New Roman" fo:font-size="10pt" fo:font-weight="normal" officeooo:rsid="00029900" officeooo:paragraph-rsid="0002b4dc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4e443c" style:font-name="Times New Roman" fo:font-size="10pt" fo:letter-spacing="normal" fo:font-style="normal" fo:font-weight="normal" officeooo:rsid="00028b5b" style:font-size-asian="8.75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4e443c" style:font-name="Code" fo:font-size="10pt" fo:letter-spacing="normal" fo:font-style="italic" fo:font-weight="normal" officeooo:rsid="00028b5b" fo:background-color="#eeeeee" loext:char-shading-value="0" style:font-size-asian="8.75pt" style:font-style-asian="italic" style:font-weight-asian="normal" style:font-size-complex="10pt" style:font-style-complex="italic" style:font-weight-complex="normal" loext:padding="0cm" loext:border="none"/>
    </style:style>
    <style:style style:name="T3" style:family="text">
      <style:text-properties fo:font-variant="normal" fo:text-transform="none" fo:color="#4e443c" style:font-name="Code" fo:font-size="10pt" fo:letter-spacing="normal" fo:font-style="italic" fo:font-weight="normal" officeooo:rsid="00029900" fo:background-color="#eeeeee" loext:char-shading-value="0" style:font-size-asian="8.75pt" style:font-style-asian="italic" style:font-weight-asian="normal" style:font-size-complex="10pt" style:font-style-complex="italic" style:font-weight-complex="normal" loext:padding="0cm" loext:border="none"/>
    </style:style>
    <style:style style:name="T4" style:family="text">
      <style:text-properties fo:font-variant="normal" fo:text-transform="none" fo:color="#333333" style:font-name="monospace" fo:font-size="10pt" fo:letter-spacing="normal" fo:font-style="normal" fo:font-weight="normal" officeooo:rsid="00028b5b" fo:background-color="#eeeeee" loext:char-shading-value="0" style:font-size-asian="8.75pt" style:font-style-asian="italic" style:font-weight-asian="normal" style:font-size-complex="10pt" style:font-style-complex="italic" style:font-weight-complex="normal" loext:padding="0cm" loext:border="none"/>
    </style:style>
    <style:style style:name="T5" style:family="text">
      <style:text-properties fo:font-variant="normal" fo:text-transform="none" fo:color="#333333" style:font-name="monospace" fo:font-size="10pt" fo:letter-spacing="normal" fo:font-style="italic" fo:font-weight="normal" fo:background-color="#eeeeee" loext:char-shading-value="0" style:font-size-asian="10pt" style:font-style-asian="italic" style:font-size-complex="10pt" style:font-style-complex="italic" loext:padding="0cm" loext:border="none"/>
    </style:style>
    <style:style style:name="T6" style:family="text">
      <style:text-properties fo:font-variant="normal" fo:text-transform="none" fo:color="#333333" style:font-name="monospace" fo:font-size="10pt" fo:letter-spacing="normal" fo:font-style="italic" fo:font-weight="normal" officeooo:rsid="00028b5b" fo:background-color="#eeeeee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7" style:family="text">
      <style:text-properties fo:font-variant="normal" fo:text-transform="none" fo:color="#333333" fo:font-size="10pt" fo:letter-spacing="normal" fo:font-style="italic" fo:background-color="#eeeeee" loext:char-shading-value="0" style:font-size-asian="10pt" style:font-style-asian="italic" style:font-size-complex="10pt" style:font-style-complex="italic" loext:padding="0cm" loext:border="none"/>
    </style:style>
    <style:style style:name="T8" style:family="text">
      <style:text-properties fo:font-size="10.5pt" fo:font-weight="bold" officeooo:rsid="00029900" style:font-size-asian="10.5pt" style:font-weight-asian="bold" style:font-size-complex="10.5pt" style:font-weight-complex="bold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0pt" officeooo:rsid="00028b5b" style:font-size-asian="8.75pt" style:font-size-complex="10pt"/>
    </style:style>
    <style:style style:name="T11" style:family="text">
      <style:text-properties style:font-name="Times New Roman" fo:font-size="10pt" fo:font-weight="bold" officeooo:rsid="00028b5b" style:font-size-asian="8.75pt" style:font-weight-asian="bold" style:font-size-complex="10pt" style:font-weight-complex="bold"/>
    </style:style>
    <style:style style:name="T12" style:family="text">
      <style:text-properties style:font-name="Times New Roman" fo:font-size="10pt" fo:font-weight="bold" officeooo:rsid="0002b4dc" style:font-size-asian="10pt" style:font-weight-asian="bold" style:font-size-complex="10pt" style:font-weight-complex="bold"/>
    </style:style>
    <style:style style:name="T13" style:family="text">
      <style:text-properties style:font-name="Times New Roman" fo:font-size="10pt" fo:font-weight="bold" officeooo:rsid="00029900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fo:font-weight="normal" officeooo:rsid="00028b5b" style:font-size-asian="8.75pt" style:font-weight-asian="normal" style:font-size-complex="10pt" style:font-weight-complex="normal"/>
    </style:style>
    <style:style style:name="T15" style:family="text">
      <style:text-properties style:font-name="Times New Roman" fo:font-size="10pt" fo:font-style="italic" fo:font-weight="normal" officeooo:rsid="00028b5b" style:font-size-asian="8.75pt" style:font-style-asian="italic" style:font-weight-asian="normal" style:font-size-complex="10pt" style:font-style-complex="italic" style:font-weight-complex="normal"/>
    </style:style>
    <style:style style:name="T16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Times New Roman" fo:font-size="10pt" fo:font-style="italic" officeooo:rsid="00033aa0" style:font-size-asian="10pt" style:font-style-asian="italic" style:font-size-complex="10pt" style:font-style-complex="italic"/>
    </style:style>
    <style:style style:name="T18" style:family="text">
      <style:text-properties style:font-name="Times New Roman" fo:font-size="10pt" fo:font-style="normal" fo:font-weight="normal" officeooo:rsid="00028b5b" style:font-size-asian="8.75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Times New Roman" fo:font-size="10pt" style:font-size-asian="10pt" style:font-size-complex="10pt"/>
    </style:style>
    <style:style style:name="T20" style:family="text">
      <style:text-properties style:font-name="Times New Roman" fo:font-size="10pt" officeooo:rsid="00033aa0" style:font-size-asian="10pt" style:font-size-complex="10pt"/>
    </style:style>
    <style:style style:name="T21" style:family="text">
      <style:text-properties style:font-name="Times New Roman" fo:font-weight="bold" officeooo:rsid="00028b5b" style:font-weight-asian="bold" style:font-weight-complex="bold"/>
    </style:style>
    <style:style style:name="T22" style:family="text">
      <style:text-properties style:font-name="Times New Roman" fo:font-weight="bold" officeooo:rsid="00029900" style:font-weight-asian="bold" style:font-weight-complex="bold"/>
    </style:style>
    <style:style style:name="T23" style:family="text">
      <style:text-properties style:font-name="Times New Roman" fo:font-size="10.5pt" fo:font-weight="bold" officeooo:rsid="00029900" style:font-size-asian="10.5pt" style:font-weight-asian="bold" style:font-size-complex="10.5pt" style:font-weight-complex="bold"/>
    </style:style>
    <style:style style:name="T24" style:family="text">
      <style:text-properties style:font-name="Times New Roman" fo:font-size="10.5pt" fo:font-weight="bold" officeooo:rsid="00028b5b" style:font-size-asian="10.5pt" style:font-weight-asian="bold" style:font-size-complex="10.5pt" style:font-weight-complex="bold"/>
    </style:style>
    <style:style style:name="T25" style:family="text">
      <style:text-properties style:font-name="Times New Roman" fo:font-size="10.5pt" fo:font-weight="bold" officeooo:rsid="00033aa0" style:font-name-asian="Noto Sans Mono CJK SC" style:font-size-asian="10.5pt" style:font-weight-asian="bold" style:font-name-complex="Liberation Mono" style:font-size-complex="10.5pt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fo:font-style="italic" style:font-size-asian="10pt" style:font-style-asian="italic" style:font-size-complex="10pt" style:font-style-complex="italic"/>
    </style:style>
    <style:style style:name="T28" style:family="text">
      <style:text-properties fo:font-size="10pt" fo:font-style="italic" officeooo:rsid="00029900" style:font-size-asian="10pt" style:font-style-asian="italic" style:font-size-complex="10pt" style:font-style-complex="italic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officeooo:rsid="00029900"/>
    </style:style>
    <style:style style:name="T3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32" style:family="text">
      <style:text-properties style:font-name="Times new Roman" fo:font-size="10pt" fo:font-style="italic" officeooo:rsid="00029900" style:font-size-asian="10pt" style:font-style-asian="italic" style:font-size-complex="10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Tagging</text:p>
      <text:p text:style-name="P2"/>
      <text:p text:style-name="P4"><text:span text:style-name="T10">Like most of the Version Control Systems, Git also has the ability to tag a specific points in a repository’s history. Most of the people use this for marking various version or release points (v1.0,v1.1 and so on) of the system.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6"><text:span text:style-name="T21">Listing of tags</text:span></text:p>
      <text:p text:style-name="P4"><text:span text:style-name="T11"/></text:p>
      <text:p text:style-name="P4"><text:span text:style-name="T14">Listing the existing tags in git is straightforward. Just type</text:span><text:span text:style-name="T15"> `git tag`</text:span><text:span text:style-name="T18"> (with optional -l or –list ):</text:span></text:p>
      <text:p text:style-name="P4"><text:span text:style-name="T1"/></text:p>
      <text:p text:style-name="P4"><text:span text:style-name="Source_20_Text"><text:span text:style-name="T2">$ git tag</text:span></text:span></text:p>
      <text:p text:style-name="P4"><text:span text:style-name="Source_20_Text"><text:span text:style-name="T2">v1.</text:span></text:span><text:span text:style-name="Source_20_Text"><text:span text:style-name="T4">0</text:span></text:span></text:p>
      <text:p text:style-name="P4"><text:span text:style-name="Source_20_Text"><text:span text:style-name="T2">v1.2</text:span></text:span></text:p>
      <text:p text:style-name="P4"><text:span text:style-name="Source_20_Text"><text:span text:style-name="T2"/></text:span></text:p>
      <text:p text:style-name="Preformatted_20_Text"><text:span text:style-name="Source_20_Text"><text:span text:style-name="T9">You can also search for tags that match a particular pattern. The Git source repo, for instance, contains more than 500 tags. If you’re interested only in looking at the 1.8.5 series, you can run this:</text:span></text:span></text:p>
      <text:p text:style-name="Preformatted_20_Text"><text:span text:style-name="Source_20_Text"><text:span text:style-name="T9"/></text:span></text:p>
      <text:p text:style-name="P5"><text:span text:style-name="Source_20_Text"><text:span text:style-name="T2">$ git tag -l “v1.8.5”</text:span></text:span></text:p>
      <text:p text:style-name="P5"><text:span text:style-name="Source_20_Text"><text:span text:style-name="T2">v1.8.5</text:span></text:span></text:p>
      <text:p text:style-name="P5"><text:span text:style-name="Source_20_Text"><text:span text:style-name="T2">v1.8.5-rc.0</text:span></text:span></text:p>
      <text:p text:style-name="P5"><text:span text:style-name="Source_20_Text"><text:span text:style-name="T2">v1.8.5-rc.1</text:span></text:span></text:p>
      <text:p text:style-name="Preformatted_20_Text"><text:span text:style-name="Source_20_Text"><text:span text:style-name="T9"/></text:span></text:p>
      <text:p text:style-name="P7"><text:span text:style-name="Source_20_Text"><text:span text:style-name="T22">Creating</text:span></text:span><text:span text:style-name="Source_20_Text"><text:span text:style-name="T21"> tags</text:span></text:span></text:p>
      <text:p text:style-name="P7"><text:span text:style-name="Source_20_Text"><text:span text:style-name="T21"/></text:span></text:p>
      <text:p text:style-name="Text_20_body"><text:span text:style-name="Source_20_Text"><text:span text:style-name="T19">Git supports two types of tags: </text:span></text:span><text:span text:style-name="Source_20_Text"><text:span text:style-name="Emphasis"><text:span text:style-name="T19">lightweight </text:span></text:span></text:span><text:span text:style-name="Source_20_Text"><text:span text:style-name="T19">and </text:span></text:span><text:span text:style-name="Source_20_Text"><text:span text:style-name="Emphasis"><text:span text:style-name="T19">annotated</text:span></text:span></text:span><text:span text:style-name="Source_20_Text"><text:span text:style-name="T19">.</text:span></text:span></text:p>
      <text:p text:style-name="P19">A lightweight tag is very much like a branch that doesn’t change — it’s just a pointer to a specific commit.</text:p>
      <text:p text:style-name="P19">Annotated tags, however, are stored as full objects in the Git database. They’re checksummed; contain the tagger name, email, and date; have a tagging message; and can be signed and verified with GNU Privacy Guard (GPG). It’s generally recommended that you create annotated tags so you can have all this information; but if you want a temporary tag or for some reason don’t want to keep the other information, lightweight tags are available too.</text:p>
      <text:p text:style-name="P20">Annotated tags</text:p>
      <text:p text:style-name="Text_20_body"><text:span text:style-name="T26">Creating an annotated tag in Git is simple. The easiest way is to specify </text:span><text:span text:style-name="Source_20_Text"><text:span text:style-name="T26">-a </text:span></text:span><text:span text:style-name="T26">when you run the</text:span><text:span text:style-name="T27"> </text:span><text:span text:style-name="T28">tag</text:span><text:span text:style-name="Source_20_Text"><text:span text:style-name="T28"> </text:span></text:span><text:span text:style-name="T26">command:</text:span></text:p>
      <text:p text:style-name="P10"><text:span text:style-name="Source_20_Text"><text:span text:style-name="T2">$ git tag -</text:span></text:span><text:span text:style-name="Source_20_Text"><text:span text:style-name="T3">a v1.4 -m “my version 1.4” </text:span></text:span></text:p>
      <text:p text:style-name="P10"><text:span text:style-name="Source_20_Text"><text:span text:style-name="T3"/></text:span></text:p>
      <text:p text:style-name="Text_20_body"><text:span text:style-name="Source_20_Text"><text:span text:style-name="T19">The -m specifies a tagging message, which is stored with the tag. If you don’t specify a message for an annotated tag, Git launches your editor so you can type it in.</text:span></text:span></text:p>
      <text:p text:style-name="P17"><text:span text:style-name="T29">You can see the tag data along with the commit that was tagged by using the </text:span><text:span text:style-name="T30">`</text:span><text:span text:style-name="Source_20_Text"><text:span text:style-name="T31">git show</text:span></text:span><text:span text:style-name="Source_20_Text"><text:span text:style-name="T32">` </text:span></text:span><text:span text:style-name="T29">command:</text:span></text:p>
      <text:p text:style-name="P9"><text:span text:style-name="Source_20_Text"><text:span text:style-name="T5">$ git show v1.4</text:span></text:span></text:p>
      <text:p text:style-name="P13"><text:span text:style-name="Source_20_Text"><text:span text:style-name="T5">tag v1.4</text:span></text:span></text:p>
      <text:p text:style-name="P13"><text:span text:style-name="Source_20_Text"><text:span text:style-name="T5">Tagger: Ben Straub &lt;ben@straub.cc&gt;</text:span></text:span></text:p>
      <text:p text:style-name="P13"><text:span text:style-name="Source_20_Text"><text:span text:style-name="T5">Date: <text:s text:c="2"/>Sat May 3 20:19:12 2014 -0700</text:span></text:span></text:p>
      <text:p text:style-name="P13"><text:span text:style-name="Source_20_Text"><text:span text:style-name="T5">my version 1.4</text:span></text:span></text:p>
      <text:p text:style-name="P14"><text:span text:style-name="Source_20_Text"><text:span text:style-name="T5">commit ca82a6dff817ec66f44342007202690a93763949</text:span></text:span></text:p>
      <text:p text:style-name="P14"><text:span text:style-name="Source_20_Text"><text:span text:style-name="T5">Author: Scott Chacon &lt;schacon@gee-mail.com&gt;</text:span></text:span></text:p>
      <text:p text:style-name="P14"><text:span text:style-name="Source_20_Text"><text:span text:style-name="T5">Date: <text:s text:c="2"/>Mon Mar 17 21:52:11 2008 -0700</text:span></text:span></text:p>
      <text:p text:style-name="P14"><text:span text:style-name="Source_20_Text"><text:span text:style-name="T7"><text:s text:c="4"/></text:span></text:span><text:span text:style-name="Source_20_Text"><text:span text:style-name="T5">Change version number</text:span></text:span></text:p>
      <text:p text:style-name="P18"><text:soft-page-break/>That shows the tagger information, the date the commit was tagged, and the annotation message before showing the commit information.</text:p>
      <text:p text:style-name="P22"><text:span text:style-name="T12">Lightweight</text:span><text:span text:style-name="T13"> tags</text:span></text:p>
      <text:p text:style-name="Text_20_body"><text:span text:style-name="T19">Another way to tag commits is with a lightweight tag. This is basically the commit checksum stored in a file — no other information is kept. To create a lightweight tag, don’t supply any of the </text:span><text:span text:style-name="Source_20_Text"><text:span text:style-name="T19">-a</text:span></text:span><text:span text:style-name="T19">, </text:span><text:span text:style-name="Source_20_Text"><text:span text:style-name="T19">-s</text:span></text:span><text:span text:style-name="T19">, or </text:span><text:span text:style-name="Source_20_Text"><text:span text:style-name="T19">-m </text:span></text:span><text:span text:style-name="T19">options, just provide a tag name:</text:span></text:p>
      <text:p text:style-name="P11"><text:span text:style-name="Source_20_Text"><text:span text:style-name="T5">$ git tag v1.4-lw</text:span></text:span></text:p>
      <text:p text:style-name="P15"><text:span text:style-name="Source_20_Text"><text:span text:style-name="T5">$ git tag</text:span></text:span></text:p>
      <text:p text:style-name="P15"><text:span text:style-name="Source_20_Text"><text:span text:style-name="T5">v0.1</text:span></text:span></text:p>
      <text:p text:style-name="P15"><text:span text:style-name="Source_20_Text"><text:span text:style-name="T5">v1.3</text:span></text:span></text:p>
      <text:p text:style-name="P15"><text:span text:style-name="Source_20_Text"><text:span text:style-name="T5">v1.4</text:span></text:span></text:p>
      <text:p text:style-name="P15"><text:span text:style-name="Source_20_Text"><text:span text:style-name="T5">v1.4-lw</text:span></text:span></text:p>
      <text:p text:style-name="P15"><text:span text:style-name="Source_20_Text"><text:span text:style-name="T5">v1.5</text:span></text:span></text:p>
      <text:p text:style-name="Text_20_body"><text:span text:style-name="T19">This time, if you run</text:span><text:span text:style-name="T20">`</text:span><text:span text:style-name="Source_20_Text"><text:span text:style-name="T16">git show</text:span></text:span><text:span text:style-name="Source_20_Text"><text:span text:style-name="T17">`</text:span></text:span><text:span text:style-name="T19">on the tag, you don’t see the extra tag information. The command just shows the commit:</text:span></text:p>
      <text:p text:style-name="P11"><text:span text:style-name="Source_20_Text"><text:span text:style-name="T5">$ git show v1.4-lw</text:span></text:span></text:p>
      <text:p text:style-name="P15"><text:span text:style-name="Source_20_Text"><text:span text:style-name="T5">commit ca82a6dff817ec66f44342007202690a93763949</text:span></text:span></text:p>
      <text:p text:style-name="P15"><text:span text:style-name="Source_20_Text"><text:span text:style-name="T5">Author: Scott Chacon &lt;schacon@gee-mail.com&gt;</text:span></text:span></text:p>
      <text:p text:style-name="P15"><text:span text:style-name="Source_20_Text"><text:span text:style-name="T5">Date: <text:s text:c="2"/>Mon Mar 17 21:52:11 2008 -0700</text:span></text:span></text:p>
      <text:p text:style-name="P16"/>
      <text:p text:style-name="P15"><text:span text:style-name="Source_20_Text"><text:span text:style-name="T7"><text:s text:c="4"/></text:span></text:span><text:span text:style-name="Source_20_Text"><text:span text:style-name="T5">Change version number</text:span></text:span></text:p>
      <text:p text:style-name="P24"/>
      <text:p text:style-name="P8"><text:span text:style-name="Source_20_Text"><text:s/></text:span></text:p>
      <text:p text:style-name="P8"><text:span text:style-name="Source_20_Text"><text:span text:style-name="T8"/></text:span></text:p>
      <text:p text:style-name="P8"><text:span text:style-name="Source_20_Text"><text:span text:style-name="T25">Dele</text:span></text:span><text:span text:style-name="Source_20_Text"><text:span text:style-name="T23">ting</text:span></text:span><text:span text:style-name="Source_20_Text"><text:span text:style-name="T24"> tags</text:span></text:span></text:p>
      <text:p text:style-name="Preformatted_20_Text"><text:span text:style-name="Source_20_Text"/></text:p>
      <text:p text:style-name="Text_20_body"><text:span text:style-name="Source_20_Text"><text:span text:style-name="T19">To delete a tag on your local repository, you can use git tag -d &lt;tagname&gt;. For example, we could remove our lightweight tag above as follows:</text:span></text:span></text:p>
      <text:p text:style-name="P12"><text:span text:style-name="Source_20_Text"><text:span text:style-name="T5">$ git tag -d v1.4-lw</text:span></text:span></text:p>
      <text:p text:style-name="P14"><text:span text:style-name="Source_20_Text"><text:span text:style-name="T5">Deleted tag 'v1.4-lw' (was e7d5add)</text:span></text:span></text:p>
      <text:p text:style-name="P19">Note that this does not remove the tag from any remote servers. There are two common variations for deleting a tag from a remote server.</text:p>
      <text:p text:style-name="Text_20_body"><text:span text:style-name="T19">The first variation is </text:span><text:span text:style-name="Source_20_Text"><text:span text:style-name="T19">git push &lt;remote&gt; :refs/tags/&lt;tagname&gt;</text:span></text:span><text:span text:style-name="T19">:</text:span></text:p>
      <text:p text:style-name="P11"><text:span text:style-name="Source_20_Text"><text:span text:style-name="T5">$ git push origin :refs/tags/v1.4-lw</text:span></text:span></text:p>
      <text:p text:style-name="P15"><text:span text:style-name="Source_20_Text"><text:span text:style-name="T5">To /git@github.com:schacon/simplegit.git</text:span></text:span></text:p>
      <text:p text:style-name="P15"><text:span text:style-name="Source_20_Text"><text:span text:style-name="T7"><text:s/></text:span></text:span><text:span text:style-name="Source_20_Text"><text:span text:style-name="T5">- [deleted] <text:s text:c="8"/>v1.4-lw</text:span></text:span></text:p>
      <text:p text:style-name="P21">The way to interpret the above is to read it as the null value before the colon is being pushed to the remote tag name, effectively deleting it.</text:p>
      <text:p text:style-name="P21">The second (and more intuitive) way to delete a remote tag is with:</text:p>
      <text:p text:style-name="P8"><text:span text:style-name="Source_20_Text"><text:span text:style-name="T6">$ git push origin --delete &lt;tagname&gt;</text:span></text:span></text:p>
      <text:p text:style-name="P23"/>
      <text:p text:style-name="P8"><text:span text:style-name="Source_20_Text"><text:span text:style-name="T2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de" svg:font-family="Code"/>
    <style:font-face style:name="Courier" svg:font-family="Courier, monospace"/>
    <style:font-face style:name="Lohit Devanagari1" svg:font-family="'Lohit Devanagari'"/>
    <style:font-face style:name="adelle" svg:font-family="adelle, Georgia, 'Times New Roman', serif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3T15:51:33.507027656</dc:date>
    <meta:editing-duration>PT8M47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60" meta:word-count="587" meta:character-count="3416" meta:non-whitespace-character-count="2862"/>
  </office:meta>
</office:document-meta>
</file>